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A0000012873C6294BD3553F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5.103cm" draw:z-index="0"><draw:image xlink:href="Pictures/10000000000003DA0000012873C6294BD3553F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3:07:40.435000000</meta:creation-date>
    <dc:date>2020-04-23T13:21:23.822000000</dc:date>
    <meta:editing-duration>PT3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